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text-align="justify" style:justify-single-word="false"/>
      <style:text-properties style:font-name="Liberation Mon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  <style:text-properties style:font-name="Liberation Mono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style:font-name="Liberation Mono"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Liberation Mon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fo:color="#c9211e" loext:opacity="100%" style:font-name="Liberation Mono" fo:font-size="14pt" fo:font-weight="bold" style:font-size-asian="14pt" style:font-weight-asian="bold" style:font-size-complex="14pt" style:font-weight-complex="bold"/>
    </style:style>
    <style:style style:name="T1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2" style:family="text">
      <style:text-properties style:font-name="Liberation Mono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ção ao JSON</text:h>
      <text:p text:style-name="P5"/>
      <text:h text:style-name="P2" text:outline-level="2"><text:bookmark text:name="introdução"/>Introdução</text:h>
      <text:p text:style-name="P8"/>
      <text:p text:style-name="P7">Nesta aula, vamos apresentar o JSON, um formato de dados leve e fácil de entender, sendo amplamente utilizado em aplicativos da web para transmitir dados de e para um servidor.</text:p>
      <text:h text:style-name="P3" text:outline-level="3"><text:bookmark text:name="o-que-é-json?"/>O que é JSON?</text:h>
      <text:p text:style-name="P6"/>
      <text:p text:style-name="P7">JSON significa JavaScript Object Notation. O JSON é um formato de dados que consiste em pares de chave-valor e é semelhante a um objeto JavaScript. Uma das principais diferenças entre ambos é o fato de que o JSON é, na verdade, um texto.</text:p>
      <text:p text:style-name="P7">O JSON é um formato de dados independente da linguagem, o que significa que pode ser usado com várias linguagens de programação, como JavaScript, PHP, Python e muitas outras.</text:p>
      <text:p text:style-name="P7"/>
      <text:h text:style-name="P4" text:outline-level="3"><text:bookmark text:name="estrutura-json"/>Estrutura JSON</text:h>
      <text:p text:style-name="P7"/>
      <text:p text:style-name="P6"><text:span text:style-name="T2">O JSON é uma estrutura de dados simples e fácil de entender. Os dados JSON são escritos em pares de chave-valor, separados por vírgulas e envolvidos em chaves </text:span><text:span text:style-name="Source_20_Text"><text:span text:style-name="T2">{ }</text:span></text:span><text:span text:style-name="T2">.</text:span></text:p>
      <text:p text:style-name="P9">{</text:p>
      <text:p text:style-name="P9"><text:s text:c="4"/>"nome": "João",</text:p>
      <text:p text:style-name="P9"><text:s text:c="4"/>"idade": 25,</text:p>
      <text:p text:style-name="P9"><text:s text:c="4"/>"cidade": "São Paulo",</text:p>
      <text:p text:style-name="P9"><text:s text:c="4"/>"interesses": ["música", "culinária"]</text:p>
      <text:p text:style-name="P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4:20:51.712298569</meta:creation-date>
    <dc:date>2024-02-20T14:25:38.192937729</dc:date>
    <meta:editing-duration>PT4M46S</meta:editing-duration>
    <meta:editing-cycles>1</meta:editing-cycles>
    <meta:document-statistic meta:table-count="0" meta:image-count="0" meta:object-count="0" meta:page-count="1" meta:paragraph-count="14" meta:word-count="154" meta:character-count="909" meta:non-whitespace-character-count="753"/>
    <meta:generator>LibreOffice/24.2.0.3$Linux_X86_64 LibreOffice_project/da48488a73ddd66ea24cf16bbc4f7b9c08e9bea1</meta:generator>
  </office:meta>
</office:document-meta>
</file>